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ri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4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7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8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1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3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4:21:45.104007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4T21:26:12.649521789</dc:date>
    <meta:editing-duration>P65DT16H10M56S</meta:editing-duration>
    <meta:editing-cycles>1448</meta:editing-cycles>
    <meta:generator>LibreOffice/6.0.7.3$Linux_X86_64 LibreOffice_project/00m0$Build-3</meta:generator>
    <dc:creator>James Petts</dc:creator>
    <meta:document-statistic meta:table-count="3" meta:cell-count="4556" meta:object-count="0"/>
  </office:meta>
</office:document-meta>
</file>